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6pt" style:text-underline-style="none" fo:font-weight="bold" officeooo:rsid="002cdb47" officeooo:paragraph-rsid="002cdb47" style:font-size-asian="16pt" style:font-weight-asian="bold" style:font-size-complex="16pt" style:font-weight-complex="bold"/>
    </style:style>
    <style:style style:name="P3" style:family="paragraph" style:parent-style-name="Standard">
      <style:text-properties fo:font-size="12pt" fo:font-weight="normal" officeooo:rsid="0020c2e9" officeooo:paragraph-rsid="0020c2e9" style:font-size-asian="10.5pt" style:font-weight-asian="normal" style:font-size-complex="12pt" style:font-weight-complex="normal"/>
    </style:style>
    <style:style style:name="P4" style:family="paragraph" style:parent-style-name="Standard">
      <style:text-properties fo:font-size="12pt" fo:font-weight="normal" officeooo:rsid="00216d69" officeooo:paragraph-rsid="00216d69" style:font-size-asian="10.5pt" style:font-weight-asian="normal" style:font-size-complex="12pt" style:font-weight-complex="normal"/>
    </style:style>
    <style:style style:name="P5" style:family="paragraph" style:parent-style-name="Standard">
      <style:text-properties fo:font-size="12pt" fo:font-weight="normal" officeooo:rsid="00223da4" officeooo:paragraph-rsid="0020c2e9" style:font-size-asian="10.5pt" style:font-weight-asian="normal" style:font-size-complex="12pt" style:font-weight-complex="normal"/>
    </style:style>
    <style:style style:name="P6" style:family="paragraph" style:parent-style-name="Standard">
      <style:text-properties fo:font-size="12pt" fo:font-weight="normal" officeooo:rsid="0022674f" officeooo:paragraph-rsid="0022674f" style:font-size-asian="10.5pt" style:font-weight-asian="normal" style:font-size-complex="12pt" style:font-weight-complex="normal"/>
    </style:style>
    <style:style style:name="P7" style:family="paragraph" style:parent-style-name="Standard">
      <style:text-properties fo:font-size="12pt" fo:font-weight="normal" officeooo:rsid="00268153" officeooo:paragraph-rsid="00268153"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82262" officeooo:paragraph-rsid="00282262"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23da4" officeooo:paragraph-rsid="00223da4"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68153" officeooo:paragraph-rsid="00268153"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8dc5e" officeooo:paragraph-rsid="0028dc5e"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ad8ec" officeooo:paragraph-rsid="002ad8ec"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ad8ec" officeooo:paragraph-rsid="003f898a"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cdb47" officeooo:paragraph-rsid="002cdb47"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db47" officeooo:paragraph-rsid="00491e23"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cdb47" officeooo:paragraph-rsid="004defbb"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cdb47" officeooo:paragraph-rsid="004a4d32"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6275c" officeooo:paragraph-rsid="0036275c"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36275c" officeooo:paragraph-rsid="003ad5ec"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fa5c8" officeooo:paragraph-rsid="003fa5c8"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430ad8" officeooo:paragraph-rsid="00491e2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44a93a" officeooo:paragraph-rsid="00430ad8"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44a93a" officeooo:paragraph-rsid="00491e23"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469ebc" officeooo:paragraph-rsid="00491e23"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4a46ce" officeooo:paragraph-rsid="004a46ce"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4a46ce" officeooo:paragraph-rsid="004afa28"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4defbb" officeooo:paragraph-rsid="004defbb"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4e8c94" officeooo:paragraph-rsid="004e8c94"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ecfea" officeooo:paragraph-rsid="002cdb47"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ecfea" officeooo:paragraph-rsid="002ecfea"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ecfea" officeooo:paragraph-rsid="004835a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7c432" officeooo:paragraph-rsid="0036275c"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37c432" officeooo:paragraph-rsid="003ad5ec"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d397c" officeooo:paragraph-rsid="004835a0" style:font-size-asian="10.5pt" style:font-weight-asian="normal" style:font-size-complex="12pt" style:font-weight-complex="normal"/>
    </style:style>
    <style:style style:name="P35" style:family="paragraph" style:parent-style-name="Standard">
      <style:text-properties fo:font-size="12pt" style:text-underline-style="none" fo:font-weight="bold" officeooo:rsid="002cdb47" officeooo:paragraph-rsid="002cdb47" style:font-size-asian="10.5pt" style:font-weight-asian="bold" style:font-size-complex="12pt" style:font-weight-complex="bold"/>
    </style:style>
    <style:style style:name="P36" style:family="paragraph" style:parent-style-name="Standard">
      <style:text-properties fo:font-size="12pt" style:text-underline-style="none" fo:font-weight="bold" officeooo:rsid="00430ad8" officeooo:paragraph-rsid="00491e23" style:font-size-asian="10.5pt" style:font-weight-asian="bold" style:font-size-complex="12pt" style:font-weight-complex="bold"/>
    </style:style>
    <style:style style:name="P37" style:family="paragraph" style:parent-style-name="Standard">
      <style:text-properties fo:font-size="12pt" style:text-underline-style="none" fo:font-weight="bold" officeooo:rsid="004835a0" officeooo:paragraph-rsid="00491e23" style:font-size-asian="10.5pt" style:font-weight-asian="bold" style:font-size-complex="12pt" style:font-weight-complex="bold"/>
    </style:style>
    <style:style style:name="P38" style:family="paragraph" style:parent-style-name="Standard">
      <style:text-properties fo:font-size="12pt" style:text-underline-style="none" fo:font-weight="bold" officeooo:rsid="004835a0" officeooo:paragraph-rsid="004defbb" style:font-size-asian="10.5pt" style:font-weight-asian="bold" style:font-size-complex="12pt" style:font-weight-complex="bold"/>
    </style:style>
    <style:style style:name="P39" style:family="paragraph" style:parent-style-name="Standard">
      <style:text-properties fo:font-size="12pt" style:text-underline-style="none" fo:font-weight="bold" officeooo:rsid="00491e23" officeooo:paragraph-rsid="00491e23"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normal" officeooo:rsid="002cdb47" officeooo:paragraph-rsid="002cdb47" style:font-size-asian="10.5pt" style:font-weight-asian="normal" style:font-size-complex="12pt" style:font-weight-complex="normal"/>
    </style:style>
    <style:style style:name="P41" style:family="paragraph" style:parent-style-name="Standard">
      <style:text-properties fo:font-size="12pt" style:text-underline-style="solid" style:text-underline-width="auto" style:text-underline-color="font-color" fo:font-weight="normal" officeooo:rsid="002cdb47" officeooo:paragraph-rsid="002ecfea" style:font-size-asian="10.5pt" style:font-weight-asian="normal" style:font-size-complex="12pt" style:font-weight-complex="normal"/>
    </style:style>
    <style:style style:name="P42" style:family="paragraph" style:parent-style-name="Standard">
      <style:text-properties fo:font-size="12pt" style:text-underline-style="solid" style:text-underline-width="auto" style:text-underline-color="font-color" fo:font-weight="normal" officeooo:rsid="002cdb47" officeooo:paragraph-rsid="0030fe76" style:font-size-asian="10.5pt" style:font-weight-asian="normal" style:font-size-complex="12pt" style:font-weight-complex="normal"/>
    </style:style>
    <style:style style:name="P43" style:family="paragraph" style:parent-style-name="Standard">
      <style:text-properties fo:font-size="12pt" style:text-underline-style="solid" style:text-underline-width="auto" style:text-underline-color="font-color" fo:font-weight="normal" officeooo:rsid="002cdb47" officeooo:paragraph-rsid="0036275c" style:font-size-asian="10.5pt" style:font-weight-asian="normal" style:font-size-complex="12pt" style:font-weight-complex="normal"/>
    </style:style>
    <style:style style:name="P44" style:family="paragraph" style:parent-style-name="Standard">
      <style:text-properties fo:font-size="12pt" style:text-underline-style="solid" style:text-underline-width="auto" style:text-underline-color="font-color" fo:font-weight="normal" officeooo:rsid="002cdb47" officeooo:paragraph-rsid="003ad5ec" style:font-size-asian="10.5pt" style:font-weight-asian="normal" style:font-size-complex="12pt" style:font-weight-complex="normal"/>
    </style:style>
    <style:style style:name="P45" style:family="paragraph" style:parent-style-name="Standard">
      <style:text-properties fo:font-size="12pt" style:text-underline-style="solid" style:text-underline-width="auto" style:text-underline-color="font-color" fo:font-weight="normal" officeooo:rsid="002cdb47" officeooo:paragraph-rsid="003f898a"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normal" officeooo:rsid="002cdb47" officeooo:paragraph-rsid="00408c9b" style:font-size-asian="10.5pt" style:font-weight-asian="normal" style:font-size-complex="12pt" style:font-weight-complex="normal"/>
    </style:style>
    <style:style style:name="P47" style:family="paragraph" style:parent-style-name="Standard">
      <style:text-properties fo:font-size="12pt" style:text-underline-style="solid" style:text-underline-width="auto" style:text-underline-color="font-color" fo:font-weight="normal" officeooo:rsid="002cdb47" officeooo:paragraph-rsid="00491e23" style:font-size-asian="10.5pt" style:font-weight-asian="normal" style:font-size-complex="12pt" style:font-weight-complex="normal"/>
    </style:style>
    <style:style style:name="P48" style:family="paragraph" style:parent-style-name="Standard">
      <style:text-properties fo:font-size="12pt" style:text-underline-style="solid" style:text-underline-width="auto" style:text-underline-color="font-color" fo:font-weight="normal" officeooo:rsid="002cdb47" officeooo:paragraph-rsid="004a4d32" style:font-size-asian="10.5pt" style:font-weight-asian="normal" style:font-size-complex="12pt" style:font-weight-complex="normal"/>
    </style:style>
    <style:style style:name="P49" style:family="paragraph" style:parent-style-name="Standard">
      <style:text-properties fo:font-size="12pt" style:text-underline-style="solid" style:text-underline-width="auto" style:text-underline-color="font-color" fo:font-weight="normal" officeooo:rsid="002cdb47" officeooo:paragraph-rsid="004defbb" style:font-size-asian="10.5pt" style:font-weight-asian="normal" style:font-size-complex="12pt" style:font-weight-complex="normal"/>
    </style:style>
    <style:style style:name="P50" style:family="paragraph" style:parent-style-name="Standard">
      <style:text-properties fo:font-size="12pt" style:text-underline-style="solid" style:text-underline-width="auto" style:text-underline-color="font-color" fo:font-weight="normal" officeooo:rsid="002ecfea" officeooo:paragraph-rsid="002ecfea" style:font-size-asian="10.5pt" style:font-weight-asian="normal" style:font-size-complex="12pt" style:font-weight-complex="normal"/>
    </style:style>
    <style:style style:name="P51" style:family="paragraph" style:parent-style-name="Standard">
      <style:text-properties fo:font-size="12pt" style:text-underline-style="solid" style:text-underline-width="auto" style:text-underline-color="font-color" fo:font-weight="normal" officeooo:rsid="002ecfea" officeooo:paragraph-rsid="0030fe76" style:font-size-asian="10.5pt" style:font-weight-asian="normal" style:font-size-complex="12pt" style:font-weight-complex="normal"/>
    </style:style>
    <style:style style:name="P52" style:family="paragraph" style:parent-style-name="Standard">
      <style:text-properties fo:font-size="12pt" style:text-underline-style="solid" style:text-underline-width="auto" style:text-underline-color="font-color" fo:font-weight="normal" officeooo:rsid="00408c9b" officeooo:paragraph-rsid="00408c9b" style:font-size-asian="10.5pt" style:font-weight-asian="normal" style:font-size-complex="12pt" style:font-weight-complex="normal"/>
    </style:style>
    <style:style style:name="P53" style:family="paragraph" style:parent-style-name="Standard">
      <style:text-properties style:font-name="P052" fo:font-size="12pt" style:text-underline-style="none" fo:font-weight="normal" officeooo:rsid="00268153" officeooo:paragraph-rsid="00268153" style:font-name-asian="P052" style:font-size-asian="10.5pt" style:font-weight-asian="normal" style:font-name-complex="P052" style:font-size-complex="12pt" style:font-weight-complex="normal"/>
    </style:style>
    <style:style style:name="P54" style:family="paragraph" style:parent-style-name="Standard">
      <style:text-properties fo:font-size="12pt" style:text-underline-style="none" fo:font-weight="normal" officeooo:rsid="00223da4" officeooo:paragraph-rsid="0020c2e9"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2ad8ec" officeooo:paragraph-rsid="002ad8e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59c23c" officeooo:paragraph-rsid="0059c23c"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282262"/>
    </style:style>
    <style:style style:name="T3" style:family="text">
      <style:text-properties style:text-underline-style="none" officeooo:rsid="002d397c"/>
    </style:style>
    <style:style style:name="T4" style:family="text">
      <style:text-properties style:text-underline-style="none" officeooo:rsid="002ecfea"/>
    </style:style>
    <style:style style:name="T5" style:family="text">
      <style:text-properties style:text-underline-style="none" officeooo:rsid="002ef734"/>
    </style:style>
    <style:style style:name="T6" style:family="text">
      <style:text-properties style:text-underline-style="none" officeooo:rsid="0030ad7d"/>
    </style:style>
    <style:style style:name="T7" style:family="text">
      <style:text-properties style:text-underline-style="none" officeooo:rsid="00327619"/>
    </style:style>
    <style:style style:name="T8" style:family="text">
      <style:text-properties style:text-underline-style="none" officeooo:rsid="003412c2"/>
    </style:style>
    <style:style style:name="T9" style:family="text">
      <style:text-properties style:text-underline-style="none" officeooo:rsid="0034c5e2"/>
    </style:style>
    <style:style style:name="T10" style:family="text">
      <style:text-properties style:text-underline-style="none" officeooo:rsid="0036275c"/>
    </style:style>
    <style:style style:name="T11" style:family="text">
      <style:text-properties style:text-underline-style="none" officeooo:rsid="0037344f"/>
    </style:style>
    <style:style style:name="T12" style:family="text">
      <style:text-properties style:text-underline-style="none" officeooo:rsid="0037c432"/>
    </style:style>
    <style:style style:name="T13" style:family="text">
      <style:text-properties style:text-underline-style="none" officeooo:rsid="0039779e"/>
    </style:style>
    <style:style style:name="T14" style:family="text">
      <style:text-properties style:text-underline-style="none" officeooo:rsid="003ad5ec"/>
    </style:style>
    <style:style style:name="T15" style:family="text">
      <style:text-properties style:text-underline-style="none" officeooo:rsid="003bb90f"/>
    </style:style>
    <style:style style:name="T16" style:family="text">
      <style:text-properties style:text-underline-style="none" officeooo:rsid="003ca464"/>
    </style:style>
    <style:style style:name="T17" style:family="text">
      <style:text-properties style:text-underline-style="none" officeooo:rsid="003e273e"/>
    </style:style>
    <style:style style:name="T18" style:family="text">
      <style:text-properties style:text-underline-style="none" officeooo:rsid="003f898a"/>
    </style:style>
    <style:style style:name="T19" style:family="text">
      <style:text-properties style:text-underline-style="none" officeooo:rsid="003fa5c8"/>
    </style:style>
    <style:style style:name="T20" style:family="text">
      <style:text-properties style:text-underline-style="none" officeooo:rsid="00408c9b"/>
    </style:style>
    <style:style style:name="T21" style:family="text">
      <style:text-properties style:text-underline-style="none" officeooo:rsid="0041879c"/>
    </style:style>
    <style:style style:name="T22" style:family="text">
      <style:text-properties style:text-underline-style="none" officeooo:rsid="0046c2a9"/>
    </style:style>
    <style:style style:name="T23" style:family="text">
      <style:text-properties style:text-underline-style="none" officeooo:rsid="004835a0"/>
    </style:style>
    <style:style style:name="T24" style:family="text">
      <style:text-properties style:text-underline-style="none" officeooo:rsid="004a46ce"/>
    </style:style>
    <style:style style:name="T25" style:family="text">
      <style:text-properties style:text-underline-style="none" officeooo:rsid="004cd23a"/>
    </style:style>
    <style:style style:name="T26" style:family="text">
      <style:text-properties style:text-underline-style="none" officeooo:rsid="004ebf84"/>
    </style:style>
    <style:style style:name="T27" style:family="text">
      <style:text-properties style:text-underline-style="none" officeooo:rsid="004faaeb"/>
    </style:style>
    <style:style style:name="T28" style:family="text">
      <style:text-properties style:text-underline-style="none" officeooo:rsid="00518593"/>
    </style:style>
    <style:style style:name="T29" style:family="text">
      <style:text-properties style:text-underline-style="none" officeooo:rsid="0051f336"/>
    </style:style>
    <style:style style:name="T30" style:family="text">
      <style:text-properties style:font-name="P052" style:font-name-asian="Noto Sans CJK SC" style:font-name-complex="Lohit Devanagari"/>
    </style:style>
    <style:style style:name="T31" style:family="text">
      <style:text-properties style:font-name="P052" fo:font-style="italic" style:font-name-asian="Noto Sans CJK SC" style:font-style-asian="italic" style:font-name-complex="Lohit Devanagari" style:font-style-complex="italic"/>
    </style:style>
    <style:style style:name="T32" style:family="text">
      <style:text-properties style:font-name="P052" fo:font-style="normal" style:font-name-asian="Noto Sans CJK SC" style:font-style-asian="normal" style:font-name-complex="Lohit Devanagari" style:font-style-complex="normal"/>
    </style:style>
    <style:style style:name="T33" style:family="text">
      <style:text-properties style:font-name="P052" style:font-name-asian="P052" style:font-name-complex="P052"/>
    </style:style>
    <style:style style:name="T34" style:family="text">
      <style:text-properties style:font-name="P052" fo:font-size="12pt" fo:font-weight="normal" style:font-name-asian="Noto Sans CJK SC" style:font-size-asian="10.5pt" style:font-weight-asian="normal" style:font-name-complex="Lohit Devanagari" style:font-size-complex="12pt" style:font-weight-complex="normal"/>
    </style:style>
    <style:style style:name="T35" style:family="text">
      <style:text-properties fo:font-style="italic" style:font-style-asian="italic" style:font-style-complex="italic"/>
    </style:style>
    <style:style style:name="T36" style:family="text">
      <style:text-properties officeooo:rsid="002d397c"/>
    </style:style>
    <style:style style:name="T37" style:family="text">
      <style:text-properties officeooo:rsid="002ecfea"/>
    </style:style>
    <style:style style:name="T38" style:family="text">
      <style:text-properties officeooo:rsid="003ad5ec"/>
    </style:style>
    <style:style style:name="T39" style:family="text">
      <style:text-properties officeooo:rsid="0040324a"/>
    </style:style>
    <style:style style:name="T40" style:family="text">
      <style:text-properties officeooo:rsid="00430ad8"/>
    </style:style>
    <style:style style:name="T41" style:family="text">
      <style:text-properties officeooo:rsid="00469ebc"/>
    </style:style>
    <style:style style:name="T42" style:family="text">
      <style:text-properties officeooo:rsid="00491e23"/>
    </style:style>
    <style:style style:name="T43" style:family="text">
      <style:text-properties officeooo:rsid="004a4d32"/>
    </style:style>
    <style:style style:name="T44" style:family="text">
      <style:text-properties officeooo:rsid="004afa28"/>
    </style:style>
    <style:style style:name="T45" style:family="text">
      <style:text-properties officeooo:rsid="004defbb"/>
    </style:style>
    <style:style style:name="T46" style:family="text">
      <style:text-properties officeooo:rsid="00526e64"/>
    </style:style>
    <style:style style:name="T47" style:family="text">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4"/>
      <text:p text:style-name="P5"/>
      <text:p text:style-name="P6">p4 virer la phrase sur régénération de l’anima et étendre avec p.98 GDJ</text:p>
      <text:p text:style-name="P3"/>
      <text:p text:style-name="P54"/>
      <text:p text:style-name="P9"/>
      <text:p text:style-name="P56">Anima :</text:p>
      <text:p text:style-name="P56"/>
      <text:p text:style-name="P56"/>
      <text:p text:style-name="P11"/>
      <text:p text:style-name="P12"><text:span text:style-name="T34"/></text:p>
      <text:p text:style-name="P12"/>
      <text:p text:style-name="P2">Styles de combat</text:p>
      <text:p text:style-name="P14">Chacun des styles de combat de Fading Suns est converti en l’une des branches d’un entraînement d’élite du UP!System. Ces branches sont simplement ajoutées à l’entraînement et sont mécaniquement identiques aux autres.</text:p>
      <text:p text:style-name="P14"/>
      <text:p text:style-name="P38">A<text:span text:style-name="T45">rmes à distance</text:span></text:p>
      <text:p text:style-name="P49">Branche <text:span text:style-name="T45">des fusiliers du phénix</text:span></text:p>
      <text:p text:style-name="P27">Protocole de tir des légions impériales, inspiré du règlement Hawkwood et enrichi des leçons apprises durant les guerres impériales. L’entraînement est axé sur la prise d’initiative et la capacité à faire face à toute situation.</text:p>
      <text:p text:style-name="P16"/>
      <text:p text:style-name="P27"><text:span text:style-name="T36">C</text:span>ette branche est un simple renommage la branche « astuce »</text:p>
      <text:p text:style-name="P27"/>
      <text:p text:style-name="P49">Branche <text:span text:style-name="T45">Pistola</text:span></text:p>
      <text:p text:style-name="P28">Formalisation de technique développées par les gangs scravers et les <text:span text:style-name="T46">escouades</text:span> de négriers <text:span text:style-name="T46">pour les courtes échauffourées auxquelles ces guildes font souvent face</text:span>. S’est depuis répandue dans la noblesse en plus de la Ligue.</text:p>
      <text:p text:style-name="P16"/>
      <text:p text:style-name="P49"><text:span text:style-name="T1">Capa1 : </text:span><text:span text:style-name="T26">Rechargement de Criticorum</text:span><text:span text:style-name="T3"> : </text:span><text:span text:style-name="T26">une fois par tour le personnage peut recharger son arme sans dépenser d’action, </text:span><text:span text:style-name="T27">il faut qu’il s’agisse d’une arme à chargeur</text:span><text:span text:style-name="T4">.</text:span></text:p>
      <text:p text:style-name="P49"><text:span text:style-name="T1">Capa2 : </text:span><text:span text:style-name="T28">Tir de la rue</text:span><text:span text:style-name="T3"> : </text:span><text:span text:style-name="T28">le personnage n’est pas obligé de rester immobile pour effectuer un tir à répétition</text:span><text:span text:style-name="T4">.</text:span></text:p>
      <text:p text:style-name="P49"><text:span text:style-name="T1">Capa3 : </text:span><text:span text:style-name="T29">Run and gun</text:span><text:span text:style-name="T1"> : </text:span><text:span text:style-name="T29">le personnage peut courir et tirer avec la même action</text:span><text:span text:style-name="T3">.</text:span></text:p>
      <text:p text:style-name="P14"/>
      <text:p text:style-name="P37">Assassinat</text:p>
      <text:p text:style-name="P47">Branche <text:span text:style-name="T41">Kraxi</text:span></text:p>
      <text:p text:style-name="P24">Style de combat au couteau rapide et brutal conçu par le peuple Ur-Ukar pour éliminer rapidement un ennemi.</text:p>
      <text:p text:style-name="P15"/>
      <text:p text:style-name="P47"><text:span text:style-name="T1">Capa1 : </text:span><text:span text:style-name="T23">Lardage</text:span><text:span text:style-name="T3"> : </text:span><text:span text:style-name="T23">en cas d’égalité d’initiative totale, </text:span><text:span text:style-name="T4">le personnage </text:span><text:span text:style-name="T23">joue en premier</text:span><text:span text:style-name="T4">.</text:span></text:p>
      <text:p text:style-name="P47"><text:span text:style-name="T1">Capa2 : </text:span><text:span text:style-name="T23">Moulinet</text:span><text:span text:style-name="T3"> : </text:span><text:span text:style-name="T23">chaque incrément obtenu par le personnage peut être employé à réduire l’armure adverse de 1d</text:span><text:span text:style-name="T4">.</text:span></text:p>
      <text:p text:style-name="P47"><text:span text:style-name="T1">Capa3 : </text:span><text:span text:style-name="T22">Empalement</text:span><text:span text:style-name="T1"> : </text:span><text:span text:style-name="T23">tous les dégâts infligés par le personnage au couteau sont augmentés de 5</text:span><text:span text:style-name="T3">.</text:span></text:p>
      <text:p text:style-name="P14"/>
      <text:p text:style-name="P36">Deux armes</text:p>
      <text:p text:style-name="P47">Branche <text:span text:style-name="T40">Florentine</text:span></text:p>
      <text:p text:style-name="P21"><text:soft-page-break/>Popularisé par les chevaliers questeurs et la noblesse Li Halan, cet art profite de la meilleure posture défensive fournie par la présence de la main gauche pour employer des techniques plus agressives que la norme avec l’arme principale.</text:p>
      <text:p text:style-name="P15"/>
      <text:p text:style-name="P23"><text:span text:style-name="T37">C</text:span>ette branche est un simple renommage de la branche « technique à deux mains ».</text:p>
      <text:p text:style-name="P14"/>
      <text:p text:style-name="P39">Escrime</text:p>
      <text:p text:style-name="P47">Branche <text:span text:style-name="T42">Serpentis</text:span></text:p>
      <text:p text:style-name="P25">Style élégant et fluide où le duelliste peut virevolter plusieurs minutes autour de son adversaire avant de frapper mortellement.</text:p>
      <text:p text:style-name="P15"/>
      <text:p text:style-name="P47"><text:span text:style-name="T1">Capa1 : </text:span><text:span text:style-name="T24">Surprise insolente</text:span><text:span text:style-name="T3"> : </text:span><text:span text:style-name="T24">le personnage peut dégainer sans utiliser d’action et enchaîner sur une attaque surprise</text:span><text:span text:style-name="T4">.</text:span></text:p>
      <text:p text:style-name="P47"><text:span text:style-name="T1">Capa2 : </text:span><text:span text:style-name="T24">Virevolte</text:span><text:span text:style-name="T3"> : </text:span><text:span text:style-name="T24">le personnage peut agir une phase avant celle inscrite sur les dés d’initiative</text:span><text:span text:style-name="T4">.</text:span></text:p>
      <text:p text:style-name="P47"><text:span text:style-name="T1">Capa3 : </text:span><text:span text:style-name="T24">Danse du fourbe</text:span><text:span text:style-name="T1"> : </text:span><text:span text:style-name="T24">Le personnage peut abaisser sa défense par tranche de 5 (minimum 5)</text:span><text:span text:style-name="T3">. </text:span><text:span text:style-name="T24">Si on l’attaque ensuite, il reçoit autant de bonus à une riposte en réaction.</text:span></text:p>
      <text:p text:style-name="P15"/>
      <text:p text:style-name="P48">Branche <text:span text:style-name="T43">Torero</text:span></text:p>
      <text:p text:style-name="P26">Style <text:span text:style-name="T43">de haut panache </text:span><text:span text:style-name="T44">inspiré des antiques corridas</text:span><text:span text:style-name="T43"> </text:span><text:span text:style-name="T44">et </text:span><text:span text:style-name="T43">employant une cape</text:span><text:span text:style-name="T44"> pour distraire l’adversaire et dissimuler les bottes</text:span><text:span text:style-name="T43">.</text:span></text:p>
      <text:p text:style-name="P17"/>
      <text:p text:style-name="P48"><text:span text:style-name="T1">Capa1 : </text:span><text:span text:style-name="T25">Présent dissimulé</text:span><text:span text:style-name="T3"> : </text:span><text:span text:style-name="T24">le personnage </text:span><text:span text:style-name="T25">gagne un bonus de +5 à tous ses jets d’attaque avec une arme d’escrime.</text:span></text:p>
      <text:p text:style-name="P48"><text:span text:style-name="T1">Capa2 : </text:span><text:span text:style-name="T25">Enchevêtrement</text:span><text:span text:style-name="T3"> : </text:span><text:span text:style-name="T25">une fois par tour, </text:span><text:span text:style-name="T24">le personnage peut </text:span><text:span text:style-name="T25">effectuer un jet d’attaque nécessitant autant d’incréments que le rang de physique de sa cible. Si il réussit, l’adversaire tombe au sol et le personnage peut effectuer une attaque gratuite contre lui.</text:span></text:p>
      <text:p text:style-name="P48"><text:span text:style-name="T1">Capa3 : </text:span><text:span text:style-name="T25">Touche le fer, pas la cape</text:span><text:span text:style-name="T1"> : </text:span><text:span text:style-name="T24">Le personnage peut </text:span><text:span text:style-name="T25">effectuer une parade gratuitement une fois par tour</text:span><text:span text:style-name="T24">.</text:span></text:p>
      <text:p text:style-name="P15"/>
      <text:p text:style-name="P35">Mains nues</text:p>
      <text:p text:style-name="P40">Branche Graa</text:p>
      <text:p text:style-name="P14">l’art martial employant six membres. Réservé aux Vorox.</text:p>
      <text:p text:style-name="P14"/>
      <text:p text:style-name="P40"><text:span text:style-name="T1">Capa1 : </text:span><text:span text:style-name="T3">Banga (« charge »)</text:span><text:span text:style-name="T1"> : </text:span><text:span text:style-name="T3">le personnage gagne un bonus de </text:span><text:span text:style-name="T1">+5 à </text:span><text:span text:style-name="T3">tous ses jets de lutte.</text:span></text:p>
      <text:p text:style-name="P40"><text:span text:style-name="T1">Capa2 : </text:span><text:span text:style-name="T3">Drox (« deuxième main ») : </text:span><text:span text:style-name="T4">le personnage possède une action supplémentaire ne pouvant être employée que pour une frappe à mains nues (sans action de mouvement associée).</text:span></text:p>
      <text:p text:style-name="P40"><text:span text:style-name="T1">Capa3 : T</text:span><text:span text:style-name="T3">hrox (« troisième main ») : </text:span><text:span text:style-name="T4">le personnage gagne une nouvelle action supplémentaire.</text:span></text:p>
      <text:p text:style-name="P29"/>
      <text:p text:style-name="P30">Branche Jox Kai Von</text:p>
      <text:p text:style-name="P50"><text:span text:style-name="T4">L</text:span><text:span text:style-name="T1">e sinistre style de combat </text:span><text:span text:style-name="T5">où tous les coups sont permis</text:span><text:span text:style-name="T1"> pratiqué par les voyous Ur-Ukars et... les Decados.</text:span></text:p>
      <text:p text:style-name="P41"><text:span text:style-name="T1">Capa1 : </text:span><text:span text:style-name="T6">Mandale</text:span><text:span text:style-name="T1"> : </text:span><text:span text:style-name="T3">le personnage gagne un bonus de </text:span><text:span text:style-name="T1">+5 à </text:span><text:span text:style-name="T3">tous ses jets d’</text:span><text:span text:style-name="T6">attaque à mains nues</text:span><text:span text:style-name="T3">.</text:span></text:p>
      <text:p text:style-name="P41"><text:span text:style-name="T1">Capa2 : </text:span><text:span text:style-name="T6">Tabassage</text:span><text:span text:style-name="T3"> : </text:span><text:span text:style-name="T6">le personnage accompagne chaque coup d’une frappe vicieuse, ceci </text:span><text:span text:style-name="T5">compte comme l’avantage « poings de fer », une deuxième fois si déjà possédé.</text:span></text:p>
      <text:p text:style-name="P41"><text:span text:style-name="T1">Capa3 : </text:span><text:span text:style-name="T6">Frappe de la mante </text:span><text:span text:style-name="T3">: </text:span><text:span text:style-name="T6">lorsque le personnage effectue un coup ciblé il procède simultanément à un jet de perception moyen : les incréments obtenus sur ce second jet s’additionnent à ceux du premier</text:span><text:span text:style-name="T4">.</text:span></text:p>
      <text:p text:style-name="P12"/>
      <text:p text:style-name="P42"><text:soft-page-break/><text:span text:style-name="T4">Branche </text:span><text:span text:style-name="T7">Koto</text:span></text:p>
      <text:p text:style-name="P51"><text:span text:style-name="T1">L’</text:span><text:span text:style-name="T7">art traditionnel de la confusion et de la surprise de la planète Aylon. Perpétué par la maison al-Malik et empli d’une étrange philosophie mystique.</text:span></text:p>
      <text:p text:style-name="P42"><text:span text:style-name="T1">Capa1 : </text:span><text:span text:style-name="T6">Ma</text:span><text:span text:style-name="T7">rch</text:span><text:span text:style-name="T6">e </text:span><text:span text:style-name="T7">vers le ciel</text:span><text:span text:style-name="T1"> : </text:span><text:span text:style-name="T7">prenant son adversaire au dépourvu, </text:span><text:span text:style-name="T3">le personnage </text:span><text:span text:style-name="T7">peut ajouter son physique une fois de plus à ses dégâts à mains nues en échange de l’abaissement de sa défense de 2 points jusqu’à sa prochaine action</text:span><text:span text:style-name="T3">.</text:span></text:p>
      <text:p text:style-name="P42"><text:span text:style-name="T1">Capa2 : </text:span><text:span text:style-name="T7">Croassement du jolo</text:span><text:span text:style-name="T3"> : </text:span><text:span text:style-name="T8">distrayant son adversaire, </text:span><text:span text:style-name="T7">le personnage peut utiliser son action pour effectuer un jet d’attaque à mains nues avec le trait mental, ce</text:span><text:span text:style-name="T8">tte attaque n’inflige aucun dégât mais ses incréments seront ajoutés à ceux de sa prochaine attaque</text:span><text:span text:style-name="T5">.</text:span></text:p>
      <text:p text:style-name="P42"><text:span text:style-name="T1">Capa3 : </text:span><text:span text:style-name="T9">La vieille dame chute mais se relève</text:span><text:span text:style-name="T6"> </text:span><text:span text:style-name="T3">: </text:span><text:span text:style-name="T9">le personnage chute contre son adversaire, effectuant un jet d’attaque, il entraîne la chute de celui-ci si des dégâts sont infligés</text:span><text:span text:style-name="T4">. À </text:span><text:span text:style-name="T9">sa prochaine action, le personnage peut se relever gratuitement.</text:span></text:p>
      <text:p text:style-name="P12"/>
      <text:p text:style-name="P43"><text:span text:style-name="T4">Branche </text:span><text:span text:style-name="T10">Mantok</text:span></text:p>
      <text:p text:style-name="P18">Codification des enseignements de Mantius le soldat par les frères de Bataille.</text:p>
      <text:p text:style-name="P43"><text:span text:style-name="T1">Capa1 : </text:span><text:span text:style-name="T10">Clôt la paume, parle au cœur</text:span><text:span text:style-name="T1"> : </text:span><text:span text:style-name="T3">le personnage gagne un bonus de </text:span><text:span text:style-name="T1">+</text:span><text:span text:style-name="T10">10</text:span><text:span text:style-name="T1"> à </text:span><text:span text:style-name="T3">tous ses jets </text:span><text:span text:style-name="T10">pour résister aux attaques de lutte</text:span><text:span text:style-name="T3">.</text:span></text:p>
      <text:p text:style-name="P43"><text:span text:style-name="T1">Capa2 : </text:span><text:span text:style-name="T11">Croise les bras, revêt la robe</text:span><text:span text:style-name="T3"> : </text:span><text:span text:style-name="T11">lorsqu’il effectue une attaque à mains nues, le personnage peut </text:span><text:span text:style-name="T12">invoquer l’aide de Mantius en </text:span><text:span text:style-name="T11">dépens</text:span><text:span text:style-name="T12">ant</text:span><text:span text:style-name="T11"> un point d’anima pour que, jusqu’à sa prochaine action, toute attaque à mains nues qui échoue contre sa défense inflige à son agresseur un nombre de points de dégâts égal à la marge d’échec de l’attaque</text:span><text:span text:style-name="T5">.</text:span></text:p>
      <text:p text:style-name="P43"><text:span text:style-name="T1">Capa3 : </text:span><text:span text:style-name="T12">Redresse l’échine, prêche le verbe</text:span><text:span text:style-name="T6"> </text:span><text:span text:style-name="T3">: </text:span><text:span text:style-name="T6">l</text:span><text:span text:style-name="T12">e personnage peut ignore</text:span><text:span text:style-name="T13">r</text:span><text:span text:style-name="T12"> 2d d’armure par point d’anima dépensé sur une attaque.</text:span></text:p>
      <text:p text:style-name="P32"/>
      <text:p text:style-name="P45"><text:span text:style-name="T4">Branche </text:span><text:span text:style-name="T18">Shaidan</text:span></text:p>
      <text:p text:style-name="P20">Art honorable et d<text:span text:style-name="T39">istingué</text:span> popularisé par les Hazats.</text:p>
      <text:p text:style-name="P45"><text:span text:style-name="T1">Capa1 : </text:span><text:span text:style-name="T19">Paume royale</text:span><text:span text:style-name="T1"> : </text:span><text:span text:style-name="T20">de part le développement de sa mécanique corporelle, </text:span><text:span text:style-name="T3">le personnage gagne un bonus de </text:span><text:span text:style-name="T1">+</text:span><text:span text:style-name="T19">10 à sa défense contre toutes les attaques à mains nues.</text:span></text:p>
      <text:p text:style-name="P46"><text:span text:style-name="T19">Capa</text:span><text:span text:style-name="T20">2</text:span><text:span text:style-name="T19"> : À </text:span><text:span text:style-name="T20">travers le trône</text:span><text:span text:style-name="T19"> : </text:span><text:span text:style-name="T3">le pers</text:span><text:span text:style-name="T20">onnage développe son équilibre, le nombre d’incréments nécessaires pour l’agripper est doublé</text:span><text:span text:style-name="T19">.</text:span></text:p>
      <text:p text:style-name="P52"><text:span text:style-name="T19">C</text:span><text:span text:style-name="T1">apa3 : Décret impérial : à </text:span><text:span text:style-name="T21">l’aide de techniques de respiration, le personnage focalise toutes ses forces sur un coup puissant, infligeant une blessure automatique avant que sa cible n’effectue son jet d’absorption.</text:span></text:p>
      <text:p text:style-name="P13"/>
      <text:p text:style-name="P44"><text:span text:style-name="T4">Branche </text:span><text:span text:style-name="T14">Talon de fer</text:span></text:p>
      <text:p text:style-name="P19"><text:span text:style-name="T38">Art de l’immobilisation et de l’incapacitation des négriers</text:span>.</text:p>
      <text:p text:style-name="P44"><text:span text:style-name="T1">Capa1 : </text:span><text:span text:style-name="T15">Chaîne de destruction</text:span><text:span text:style-name="T1"> : </text:span><text:span text:style-name="T15">le personnage </text:span><text:span text:style-name="T20">emploie </text:span><text:span text:style-name="T15">des prises très douloureuses. Lorsqu’il agrippe avec succès sa cible, il lui inflige un nombre de points de dégât chocs égal </text:span><text:span text:style-name="T16">au double de</text:span><text:span text:style-name="T15"> son rang de physique.</text:span></text:p>
      <text:p text:style-name="P44"><text:span text:style-name="T1">Capa2 : </text:span><text:span text:style-name="T16">Coup de boule de fer : le personnage peut effectuer une attaque ciblée contre la tête de sa cible sans devoir obtenir d’incréments</text:span><text:span text:style-name="T5">.</text:span></text:p>
      <text:p text:style-name="P44"><text:span text:style-name="T1">Capa3 : </text:span><text:span text:style-name="T17">Prise étrangleuse : si le personnage parvient à conserver une prise durant un tour de combat complet (de phase à phase), sa cible s’évanouit</text:span><text:span text:style-name="T12">.</text:span></text:p>
      <text:p text:style-name="P33"/>
      <text:p text:style-name="P22"/>
      <text:p text:style-name="P33"/>
      <text:p text:style-name="P34"/>
      <text:p text:style-name="P31"/>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3T17:36:16.813439177</dc:date>
    <meta:editing-duration>PT3H59M18S</meta:editing-duration>
    <meta:editing-cycles>43</meta:editing-cycles>
    <meta:document-statistic meta:table-count="0" meta:image-count="0" meta:object-count="0" meta:page-count="3" meta:paragraph-count="66" meta:word-count="1176" meta:character-count="6953" meta:non-whitespace-character-count="5843"/>
  </office:meta>
</office:document-meta>
</file>